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B00000225FE36719C.png" manifest:media-type="image/png"/>
  <manifest:file-entry manifest:full-path="Pictures/100000000000028B0000028673B06C73.png" manifest:media-type="image/png"/>
  <manifest:file-entry manifest:full-path="Pictures/100000000000029800000295467092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118in" fo:margin-left="-0.4208in" table:align="left"/>
    </style:style>
    <style:style style:name="Table1.A" style:family="table-column">
      <style:table-column-properties style:column-width="3.9354in"/>
    </style:style>
    <style:style style:name="Table1.B" style:family="table-column">
      <style:table-column-properties style:column-width="3.1764in"/>
    </style:style>
    <style:style style:name="Table1.1" style:family="table-row">
      <style:table-row-properties style:min-row-height="3.8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7ba8" officeooo:paragraph-rsid="00017b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s</text:p>
      <text:p text:style-name="P1"/>
      <text:p text:style-name="P1">1,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Table_20_Contents"><draw:frame draw:style-name="fr1" draw:name="Image1" text:anchor-type="paragraph" svg:x="0in" svg:y="1.2862in" svg:width="3.5335in" svg:height="3.8937in" draw:z-index="0"><draw:image xlink:href="Pictures/10000000000002980000029546709201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Image2" text:anchor-type="paragraph" svg:x="0.178in" svg:y="0.1173in" svg:width="2.6791in" svg:height="2.7201in" draw:z-index="1"><draw:image xlink:href="Pictures/100000000000028B0000028673B06C73.png" xlink:type="simple" xlink:show="embed" xlink:actuate="onLoad"/></draw:frame></text:p>
          </table:table-cell>
        </table:table-row>
        <table:table-row>
          <table:covered-table-cell/>
          <table:table-cell table:style-name="Table1.B2" office:value-type="string">
            <text:p text:style-name="Table_20_Contents"><draw:frame draw:style-name="fr1" draw:name="Image3" text:anchor-type="paragraph" svg:x="0.248in" svg:y="0.189in" svg:width="2.2807in" svg:height="1.8543in" draw:z-index="2"><draw:image xlink:href="Pictures/100000000000022B00000225FE36719C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40:51.401731173</meta:creation-date>
    <dc:date>2016-04-05T17:20:12.205994136</dc:date>
    <meta:editing-duration>PT1H8M59S</meta:editing-duration>
    <meta:editing-cycles>1</meta:editing-cycles>
    <meta:document-statistic meta:table-count="1" meta:image-count="3" meta:object-count="0" meta:page-count="1" meta:paragraph-count="2" meta:word-count="2" meta:character-count="9" meta:non-whitespace-character-count="9"/>
    <meta:generator>LibreOffice/4.2.8.2$Linux_X86_64 LibreOffice_project/420m0$Build-2</meta:generator>
  </office:meta>
</office:document-meta>
</file>